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RoutingSlip.setTargets( ExchangeTarget [ ] targ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outingSlip.processSync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taticRoutingSlip.processProviderAsync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cRoutingSlip.processConsumerAsync( MessageExchange exchan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StaticRoutingSlip.processAsync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RoutingSlip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icRoutingSlip.ge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